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page" style:writing-mode="lr-tb"/>
    </style:style>
    <style:style style:name="P7" style:family="paragraph" style:parent-style-name="Standard" style:master-page-name="Standard">
      <style:paragraph-properties fo:margin-left="0cm" fo:margin-right="0cm" fo:line-height="115%" fo:text-align="start" style:justify-single-word="false" fo:text-indent="0cm" style:auto-text-indent="false" style:page-number="auto" fo:break-before="auto" fo:break-after="auto" style:writing-mode="lr-tb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0" style:family="paragraph" style:parent-style-name="Standard">
      <style:paragraph-properties fo:line-height="115%" fo:break-before="page" style:writing-mode="lr-tb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line-height="115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>Playtrix <text:tab/><text:tab/><text:tab/><text:tab/><text:tab/>Marcel “Boss” Kaltenrieder &amp; Alex “ander” Murray</text:p>
      </style:header>
      <style:footer>
        <text:p text:style-name="MP2">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dc:title/>
    <meta:initial-creator/>
    <meta:editing-cycles>2</meta:editing-cycles>
    <dc:date>2013-03-12T18:39:52.59</dc:date>
    <meta:editing-duration>P0D</meta:editing-duration>
    <meta:document-statistic meta:table-count="0" meta:image-count="0" meta:object-count="0" meta:page-count="1" meta:paragraph-count="2" meta:word-count="10" meta:character-count="69" meta:non-whitespace-character-count="56"/>
  </office:meta>
</office:document-meta>
</file>